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 style:list-style-name="L1"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 style:list-style-name="L2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64in" fo:text-indent="-0.25in" fo:margin-left="0.82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64in" fo:text-indent="-0.25in" fo:margin-left="1.32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64in" fo:text-indent="-0.25in" fo:margin-left="1.82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64in" fo:text-indent="-0.25in" fo:margin-left="2.32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64in" fo:text-indent="-0.25in" fo:margin-left="2.826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original notes taken for CNULUG on 11-11-14</text:p>
      <text:p text:style-name="P1"/>
      <text:p text:style-name="P1">Welcome to the second Lennox user group meeting</text:p>
      <text:list xml:id="list8072632271" text:style-name="L1">
        <text:list-item>
          <text:p text:style-name="P3">E-board Discussion</text:p>
        </text:list-item>
        <text:list-item>
          <text:p text:style-name="P3">Program alternatives </text:p>
        </text:list-item>
        <text:list-item>
          <text:p text:style-name="P3">Live Install </text:p>
        </text:list-item>
        <text:list-item>
          <text:p text:style-name="P3">IRC </text:p>
        </text:list-item>
        <text:list-item>
          <text:p text:style-name="P3">Command Line commands </text:p>
        </text:list-item>
      </text:list>
      <text:p text:style-name="P1"/>
      <text:p text:style-name="P1">irssi </text:p>
      <text:p text:style-name="P1">circ</text:p>
      <text:p text:style-name="P1">weechat</text:p>
      <text:p text:style-name="P1">hexchat</text:p>
      <text:p text:style-name="P1"/>
      <text:p text:style-name="P1">mirror</text:p>
      <text:p text:style-name="P1">lfs</text:p>
      <text:p text:style-name="P1">crux</text:p>
      <text:p text:style-name="P1">wiki</text:p>
      <text:p text:style-name="P1"/>
      <text:p text:style-name="P1">Had a vote for treasurer position</text:p>
      <text:p text:style-name="P1">Noted that all funds must be separate from other accounts</text:p>
      <text:p text:style-name="P1">8 votes for Jonah -&gt; majority vote</text:p>
      <text:p text:style-name="P1"/>
      <text:p text:style-name="P1">agree by consensus for parliamentary procedure when discussing topics pertaining to the club</text:p>
      <text:p text:style-name="P1"/>
      <text:p text:style-name="P1"/>
      <text:p text:style-name="P1"><text:soft-page-break/>Secretary Notes:</text:p>
      <text:list xml:id="list967838449" text:style-name="L2">
        <text:list-item>
          <text:p text:style-name="P4">Live Install did not happen</text:p>
        </text:list-item>
        <text:list-item>
          <text:p text:style-name="P4">only slightly touched on program alternatives</text:p>
        </text:list-item>
        <text:list-item>
          <text:p text:style-name="P4">minor talk about IRC clients <text:s/>(most people at the meeting had knowledge in IRC)</text:p>
          <text:list>
            <text:list-item>
              <text:p text:style-name="P4">Irssi</text:p>
            </text:list-item>
            <text:list-item>
              <text:p text:style-name="P4">circ</text:p>
            </text:list-item>
            <text:list-item>
              <text:p text:style-name="P4">weechat</text:p>
            </text:list-item>
            <text:list-item>
              <text:p text:style-name="P4">hexchat</text:p>
            </text:list-item>
          </text:list>
        </text:list-item>
        <text:list-item>
          <text:p text:style-name="P4">Had a discussion about club projects. Agreed getting a wiki started would be the best first project.</text:p>
          <text:list>
            <text:list-item>
              <text:p text:style-name="P4">Mirror</text:p>
            </text:list-item>
            <text:list-item>
              <text:p text:style-name="P4">lfs</text:p>
            </text:list-item>
            <text:list-item>
              <text:p text:style-name="P4">crux</text:p>
            </text:list-item>
            <text:list-item>
              <text:p text:style-name="P4">wiki</text:p>
            </text:list-item>
          </text:list>
        </text:list-item>
        <text:list-item>
          <text:p text:style-name="P4">Voted on Treasurer resulting in 8 votes for Jonah making a majority vote resulting in Jonah becoming treasurer for the club.</text:p>
        </text:list-item>
        <text:list-item>
          <text:p text:style-name="P4">Agreed by consensus for parliamentary discussion when discussing topics pertaining to the club. In layman's terms shut up when other people are talking or we will make you shut up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7:27:25</meta:creation-date>
    <dc:date>2014-11-13T14:09:18</dc:date>
    <meta:editing-duration>PT10M2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34" meta:word-count="192" meta:character-count="1059" meta:non-whitespace-character-count="914"/>
  </office:meta>
</office:document-meta>
</file>